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master-page-name="Standard">
      <style:paragraph-properties style:page-number="1"/>
    </style:style>
    <style:style style:name="T1" style:family="text">
      <style:text-properties fo:color="#444444" fo:font-size="12pt" fo:font-style="italic" style:font-size-asian="12pt" style:font-style-asian="italic" style:font-size-complex="12pt"/>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 count the words: Select the text, then Menu -&gt; tools -&gt; word count</text:p>
      <text:p text:style-name="Standard"/>
      <text:p text:style-name="Standard">They say: <text:span text:style-name="T1">A short, simplified summary in Dutch (of approximately 200 words) of the dissertation will be published on the faculty website.</text:span></text:p>
      <text:p text:style-name="Standard"/>
      <text:p text:style-name="Standard">English</text:p>
      <text:p text:style-name="Standard">I have carried out simulations of the evolution of dwarf galaxies falling into a Fornax-like Cluster using the Moving Box technique.</text:p>
      <text:p text:style-name="Standard">I am interested in following the journey of the galaxies into the cluster and characterizing their size, star formation rate, gas and dark matter content, stellar dynamics, and evolution, depending on the orbit and the initial mass at the time of orbital injection.</text:p>
      <text:p text:style-name="Standard">Some of the galaxies are effectively transformed into Ultra Diffuse Galaxies (UDG) while some others are allowed to be briefly identified as “jellyfish".</text:p>
      <text:p text:style-name="Standard">Serendipitously, I realized that these simulations produce galaxies whose morphology is similar to a particular galaxy in the Fornax Cluster: NGC1427A. I identified that gaseous and stellar tails of this galaxy may be explainable given that they are subject to different environmental effects (ram-pressure stripping and tidal forces). I was also able to provide some falsifiable predictions on the position of the galaxy with respect to the center of the Cluster and its projected orbital direction. </text:p>
      <text:p text:style-name="Standard">Finally, I have contributed to the development of a technique to study low dimensional-manifolds in the simulations. In particular, I concentrated on the analysis of gaseous tails of simulated jellyfish galaxies with the aim to investigate regions of recent star formation and mixing between the galactic gaseous material and the hot gas of the cluster.</text:p>
      <text:p text:style-name="Standard"/>
      <text:p text:style-name="Standard"/>
      <text:p text:style-name="Standard"/>
      <text:p text:style-name="Standard"/>
      <text:p text:style-name="Standard">Dutch</text:p>
      <text:p text:style-name="Standard">Ik heb simulaties uitgevoerd met behulp van de Moving Box techniek van de evolutie van dwerggalaxieën die in een Fornax-achtige Cluster vallen.</text:p>
      <text:p text:style-name="Standard">Ik ben geïnteresseerd in het volgen van de reis van de melkwegstelsels in de cluster en het karakteriseren van hun grootte, stervormingssnelheid, gas- en donkere materie-inhoud, stellaire dynamica, en evolutie, afhankelijk van de baan en de initiële massa op het moment van de baaninjectie.</text:p>
      <text:p text:style-name="Standard">Sommige van de sterrenstelsels worden effectief getransformeerd in Ultra Diffuse Galaxies (UDG), terwijl andere kortstondig als "jellyfish" kunnen worden geïdentificeerd.</text:p>
      <text:p text:style-name="Standard">Bij toeval ontdekte ik dat deze simulaties melkwegstelsels opleveren waarvan de morfologie lijkt op die van een bepaald melkwegstelsel in de Fornax Cluster: NGC1427A. Ik stelde vast dat gasvormige en stellaire staarten van dit sterrenstelsel verklaarbaar zijn aangenomen dat zij onderhevig zijn aan verschillende omgevingseffecten (ramdruk en getijdenkrachten). Ik was ook in staat om enkele falsifieerbare voorspellingen te doen aangaande de positie van het sterrenstelsel ten opzichte van het centrum van de Cluster en zijn geprojecteerde baanrichting. </text:p>
      <text:p text:style-name="Standard">Tenslotte heb ik bijgedragen aan de ontwikkeling van een techniek om in de simulaties laagdimensionale manifolds te bestuderen. In het bijzonder heb ik mij geconcentreerd op de analyse van gasvormige staarten van gesimuleerde “jellyfish”-sterrenstelsels met het doel regio's van recente stervorming en vermenging tussen het galactische gasvormige materiaal en het hete gas van de cluster te onderzoeken.</text:p>
      <text:p text:style-name="Standard"/>
      <text:p text:style-name="Standard"/>
      <text:p text:style-name="Standard"/>
      <text:p text:style-name="Standard"/>
      <text:p text:style-name="Standard"/>
      <text:p text:style-name="Standard"><text:soft-page-break/>Conclusions in short (for Hora Finita)</text:p>
      <text:p text:style-name="Standard"/>
      <text:list xml:id="list492744364" text:style-name="WWNum1">
        <text:list-item>
          <text:p text:style-name="P1">we applied for the first time the Moving Box technique to a galaxy-cluster setup, being able to simulate gas-rich realistic late-type galaxies falling into a Fornax-like cluster</text:p>
        </text:list-item>
        <text:list-item>
          <text:p text:style-name="P1">analyzing the results of the simulations we found that the jellyfish phenomenon is a relatively short transitory phase of the galaxy along its orbit, and its likely a precursor of the transformation of a dwarf galaxy into an UDG. A catalogue of results of simulations can be found online: http://moria-fornax.herokuapp.com</text:p>
        </text:list-item>
        <text:list-item>
          <text:p text:style-name="P1">we were able to propose an estimate of the the most likely position of an NGC1427A-like galaxy in front of the cluster center, and its most likely flight direction;</text:p>
        </text:list-item>
        <text:list-item>
          <text:p text:style-name="P1">we contributed to the development of novel low-dimensional manifold extraction technique from cloud points and applied the method to the analysis of the tails of a simulated jellyfish galax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0.7866in" fo:margin-left="0.5902in" fo:margin-right="0.5902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9" meta:word-count="621" meta:character-count="4079" meta:non-whitespace-character-count="3479"/>
    <meta:generator>LibreOfficeDev/6.0.5.2$Linux_X86_64 LibreOffice_project/</meta:generator>
  </office:meta>
</office:document-meta>
</file>